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D(1) = { PROGRAM }</text:p>
      <text:p text:style-name="Standard">PRED(2) = { CONST, TYPE, VAR, PROCEDURE, BEGIN }</text:p>
      <text:p text:style-name="Standard">PRED(&lt;Block_body2&gt; ::= &lt;Constant_definition_part&gt;) = { CONST }</text:p>
      <text:p text:style-name="Standard">PRED(&lt;Block_body2&gt; ::= Epsilon) = { TYPE, VAR, PROCEDURE, BEGIN }</text:p>
      <text:p text:style-name="Standard">PRED(&lt;Block_body3&gt; ::= &lt;Type_definition_part&gt;) = { TYPE }</text:p>
      <text:p text:style-name="Standard">PRED(&lt;Block_body3&gt; ::= Epsilon) = { VAR, PROCEDURE, BEGIN }</text:p>
      <text:p text:style-name="Standard">PRED(&lt;Block_body4&gt; ::= &lt;Variable_definition_part&gt;) = { VAR }</text:p>
      <text:p text:style-name="Standard">PRED(&lt;Block_body4&gt; ::= Epsilon) = { PROCEDURE, BEGIN }</text:p>
      <text:p text:style-name="Standard">PRED(&lt;Block_body5&gt; ::= &lt;Procedure_definition&gt; &lt;Block_body5&gt;) = { PROCEDURE }</text:p>
      <text:p text:style-name="Standard">PRED(&lt;Block_body5&gt; ::= Epsilon) = { BEGIN }</text:p>
      <text:p text:style-name="Standard">PRED(7) = { CONST }</text:p>
      <text:p text:style-name="Standard">PRED(8a) = { ID }</text:p>
      <text:p text:style-name="Standard">PRED(8b) = { TYPE, VAR, PROCEDURE, BEGIN }</text:p>
      <text:p text:style-name="Standard">PRED(9) = { ID }</text:p>
      <text:p text:style-name="Standard">PRED(10) = { TYPE }</text:p>
      <text:p text:style-name="Standard">PRED(11a) = { ID }</text:p>
      <text:p text:style-name="Standard">PRED(11b) = { VAR, PROCEDURE, BEGIN }</text:p>
      <text:p text:style-name="Standard">PRED(12) = { ID }</text:p>
      <text:p text:style-name="Standard">PRED(&lt;New_type&gt; ::= &lt;New_array_type&gt;) = { ARRAY }</text:p>
      <text:p text:style-name="Standard">PRED(&lt;New_type&gt; ::= &lt;New_record_type&gt;) = { RECORD }</text:p>
      <text:p text:style-name="Standard">PRED(14) = { ARRAY }</text:p>
      <text:p text:style-name="Standard">PRED(15) = { NUMERAL, ID }</text:p>
      <text:p text:style-name="Standard">PRED(16) = { RECORD }</text:p>
      <text:p text:style-name="Standard">PRED(17) = { ID }</text:p>
      <text:p text:style-name="Standard">PRED(18a) = { SEMICOLON }</text:p>
      <text:p text:style-name="Standard">PRED(18b) = { END }</text:p>
      <text:p text:style-name="Standard">PRED(19) <text:s/>= { ID }</text:p>
      <text:p text:style-name="Standard">PRED(20a) = { COMMA }</text:p>
      <text:p text:style-name="Standard">PRED(20b) = { COLON }</text:p>
      <text:p text:style-name="Standard">PRED(21) = { VAR }</text:p>
      <text:p text:style-name="Standard">PRED(22a) = { ID }</text:p>
      <text:p text:style-name="Standard">PRED(22b) = { PROCEDURE, BEGIN }</text:p>
      <text:p text:style-name="Standard">PRED(23) = { ID }</text:p>
      <text:p text:style-name="Standard">PRED(24) = { ID }</text:p>
      <text:p text:style-name="Standard">PRED(25a) = { COMMA }</text:p>
      <text:p text:style-name="Standard">PRED(25b) = { COLON }</text:p>
      <text:p text:style-name="Standard">PRED(26) = { PROCEDURE }</text:p>
      <text:p text:style-name="Standard">PRED(27) = { LEFTPARENTHESIS, SEMICOLON }</text:p>
      <text:p text:style-name="Standard">PRED(28a) = { LEFTPARENTHESIS }</text:p>
      <text:p text:style-name="Standard">PRED(28b) = { SEMICOLON }</text:p>
      <text:p text:style-name="Standard">PRED(29) = { VAR, ID }</text:p>
      <text:p text:style-name="Standard">PRED(30a) = { SEMICOLON }</text:p>
      <text:p text:style-name="Standard">PRED(30b) = { RIGHTPARENTHESIS }</text:p>
      <text:p text:style-name="Standard">PRED(31) = { VAR, ID }</text:p>
      <text:p text:style-name="Standard">PRED(32a) = { VAR }</text:p>
      <text:p text:style-name="Standard">PRED(32b) = { ID }</text:p>
      <text:p text:style-name="Standard">PRED(33a) = { ID }</text:p>
      <text:p text:style-name="Standard">PRED(33b) = { IF }</text:p>
      <text:p text:style-name="Standard">PRED(33c) = { WHILE }</text:p>
      <text:p text:style-name="Standard">PRED(33d) = { BEGIN }</text:p>
      <text:p text:style-name="Standard"><text:soft-page-break/>PRED(33e) = { ELSE, SEMICOLON, END }</text:p>
      <text:p text:style-name="Standard">PRED(34a) = { LEFTPARENTHESIS, ELSE, SEMICOLON, END }</text:p>
      <text:p text:style-name="Standard">PRED(34b) = { LEFTBRACKET, PERIOD, BECOMES }</text:p>
      <text:p text:style-name="Standard">PRED(34c) = { ELSE, SEMICOLON, END }</text:p>
      <text:p text:style-name="Standard">PRED(35a) = { LEFTBRACKET, PERIOD }</text:p>
      <text:p text:style-name="Standard">PRED(35b) = { BECOMES }</text:p>
      <text:p text:style-name="Standard">PRED(36a) = { LEFTPARENTHESIS }</text:p>
      <text:p text:style-name="Standard">PRED(36b) = { ELSE, SEMICOLON, END }</text:p>
      <text:p text:style-name="Standard">PRED(37) = { PLUS, MINUS, NUMERAL, ID, LEFTPARENTHESIS, NOT }</text:p>
      <text:p text:style-name="Standard">PRED(38a) = { COMMA }</text:p>
      <text:p text:style-name="Standard">PRED(38b) = { RIGHTPARENTHESIS }</text:p>
      <text:p text:style-name="Standard">PRED(39) = { IF }</text:p>
      <text:p text:style-name="Standard">PRED(40a) = { ELSE }</text:p>
      <text:p text:style-name="Standard">PRED(40b) = { ELSE, SEMICOLON, END } </text:p>
      <text:p text:style-name="Standard">PRED(41) = { WHILE }</text:p>
      <text:p text:style-name="Standard">PRED(42) = { BEGIN }</text:p>
      <text:p text:style-name="Standard">PRED(43a) = { SEMICOLON }</text:p>
      <text:p text:style-name="Standard">PRED(43b) = { END }</text:p>
      <text:p text:style-name="Standard">PRED(44) = { PLUS, MINUS, NUMERAL, ID, LEFTPARENTHESIS, NOT }</text:p>
      <text:p text:style-name="Standard">PRED(45a) = { LESS, EQUAL, GREATER, NOTGREATER, NOTEQUAL, NOTLESS }</text:p>
      <text:p text:style-name="Standard">PRED(45b) = { ELSE, SEMICOLON, END, COMMA, RIGHTPARENTHESIS, DO, <text:tab/><text:tab/><text:tab/><text:tab/> <text:s text:c="2"/>RIGHTBRACKET, THEN }</text:p>
      <text:p text:style-name="Standard">PRED(46a) = { LESS }</text:p>
      <text:p text:style-name="Standard">PRED(46b) = { EQUAL }</text:p>
      <text:p text:style-name="Standard">PRED(46c) = { GREATER }</text:p>
      <text:p text:style-name="Standard">PRED(46d) = { NOTGREATER }</text:p>
      <text:p text:style-name="Standard">PRED(46e) = { NOTEQUAL }</text:p>
      <text:p text:style-name="Standard">PRED(46f) = { NOTLESS }</text:p>
      <text:p text:style-name="Standard">PRED(47) = { PLUS, MINUS, NUMERAL, ID, LEFTPARENTHESIS, NOT }</text:p>
      <text:p text:style-name="Standard">PRED(48a) = { PLUS, MINUS }</text:p>
      <text:p text:style-name="Standard">PRED(48b) = { NUMERAL, ID, LEFTPARENTHESIS, NOT }</text:p>
      <text:p text:style-name="Standard">PRED(49a) = { PLUS, MINUS, OR }</text:p>
      <text:p text:style-name="Standard">PRED(49b) = { LESS, EQUAL, GREATER, NOTGREATER, NOTEQUAL, NOTLESS, ELSE, <text:tab/> <text:s text:c="14"/>SEMICOLON, END, COMMA, RIGHTPARENTHESIS, DO, RIGHTBRACKET, <text:tab/><text:tab/> <text:s text:c="2"/>THEN }</text:p>
      <text:p text:style-name="Standard">PRED(50a) = { PLUS }</text:p>
      <text:p text:style-name="Standard">PRED(50b) = { MINUS }</text:p>
      <text:p text:style-name="Standard">PRED(51a) = { PLUS }</text:p>
      <text:p text:style-name="Standard">PRED(51b) = { MINUS }</text:p>
      <text:p text:style-name="Standard">PRED(51c) = { OR }</text:p>
      <text:p text:style-name="Standard">PRED(52) = { NUMERAL, ID, LEFTPARENTHESIS, NOT }</text:p>
      <text:p text:style-name="Standard">PRED(53a) = { ASTERISK, DIV, MOD, AND }</text:p>
      <text:p text:style-name="Standard">PRED(53b) = { PLUS, MINUS, OR, LESS, EQUAL, GREATER, NOTGREATER, NOTEQUAL, <text:tab/><text:tab/> <text:s text:c="2"/>NOTLESS, ELSE, SEMICOLON, END, COMMA, RIGHTPARENTHESIS, DO, <text:tab/> <text:s text:c="14"/>RIGHTBRACKET, THEN }</text:p>
      <text:p text:style-name="Standard">PRED(54a) = { ASTERISK }</text:p>
      <text:p text:style-name="Standard">PRED(54b) = { DIV }</text:p>
      <text:p text:style-name="Standard">PRED(54c) = { MOD }</text:p>
      <text:p text:style-name="Standard">PRED(54d) = { AND }</text:p>
      <text:p text:style-name="Standard">PRED(55a) = { NUMERAL }</text:p>
      <text:p text:style-name="Standard"><text:soft-page-break/>PRED(55b) = { ID }</text:p>
      <text:p text:style-name="Standard">PRED(55c) = { LEFTPARENTHESIS }</text:p>
      <text:p text:style-name="Standard">PRED(55d) = { NOT }</text:p>
      <text:p text:style-name="Standard">PRED(56a) = { LEFTBRACKET, PERIOD }</text:p>
      <text:p text:style-name="Standard">PRED(56b) = { ASTERISK, DIV, MOD, AND, PLUS, MINUS, OR, LESS, EQUAL, GREATER, <text:tab/><text:tab/> <text:s text:c="2"/>NOTGREATER. NOTEQUAL, NOTLESS, DO, THEN, COMMA, <text:tab/><text:tab/><text:tab/><text:tab/> <text:s text:c="2"/>LEFTPARENTHESIS, END, SEMICOLON, ELSE, RIGHTBRACKET }</text:p>
      <text:p text:style-name="Standard">PRED(57a) = { LEFTBRACKET }</text:p>
      <text:p text:style-name="Standard">PRED(57b) = { PERIOD }</text:p>
      <text:p text:style-name="Standard">PRED(58) = { LEFTBRACKET }</text:p>
      <text:p text:style-name="Standard">PRED(59) = { PERIOD }</text:p>
      <text:p text:style-name="Standard">PRED(60a) = { NUMERAL }</text:p>
      <text:p text:style-name="Standard">PRED(60b) = { ID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09T11:24:02</meta:creation-date>
    <dc:date>2009-11-11T01:55:13</dc:date>
    <meta:editing-cycles>70</meta:editing-cycles>
    <meta:editing-duration>PT05H29M44S</meta:editing-duration>
    <meta:document-statistic meta:table-count="0" meta:image-count="0" meta:object-count="0" meta:page-count="3" meta:paragraph-count="106" meta:word-count="674" meta:character-count="3647"/>
    <meta:user-defined meta:name="Info 1"/>
    <meta:user-defined meta:name="Info 2"/>
    <meta:user-defined meta:name="Info 3"/>
    <meta:user-defined meta:name="Info 4"/>
  </office:meta>
</office:document-meta>
</file>